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106cc2" officeooo:paragraph-rsid="00106cc2"/>
    </style:style>
    <style:style style:name="P2" style:family="paragraph" style:parent-style-name="Standard">
      <style:paragraph-properties fo:text-align="justify" style:justify-single-word="false"/>
      <style:text-properties officeooo:rsid="001f8554" officeooo:paragraph-rsid="001f8554"/>
    </style:style>
    <style:style style:name="P3" style:family="paragraph" style:parent-style-name="Standard">
      <style:paragraph-properties fo:text-align="justify" style:justify-single-word="false"/>
      <style:text-properties officeooo:rsid="0021096c" officeooo:paragraph-rsid="0021096c"/>
    </style:style>
    <style:style style:name="P4" style:family="paragraph" style:parent-style-name="Standard">
      <style:paragraph-properties fo:text-align="justify" style:justify-single-word="false"/>
      <style:text-properties officeooo:rsid="00228124" officeooo:paragraph-rsid="00228124"/>
    </style:style>
    <style:style style:name="P5" style:family="paragraph" style:parent-style-name="Standard">
      <style:paragraph-properties fo:text-align="justify" style:justify-single-word="false"/>
      <style:text-properties officeooo:rsid="0022d31f" officeooo:paragraph-rsid="0022d31f"/>
    </style:style>
    <style:style style:name="P6" style:family="paragraph" style:parent-style-name="Standard" style:list-style-name="L1">
      <style:paragraph-properties fo:text-align="justify" style:justify-single-word="false"/>
      <style:text-properties officeooo:rsid="00106cc2" officeooo:paragraph-rsid="00106cc2"/>
    </style:style>
    <style:style style:name="P7" style:family="paragraph" style:parent-style-name="Standard" style:list-style-name="L1">
      <style:paragraph-properties fo:text-align="justify" style:justify-single-word="false"/>
      <style:text-properties officeooo:rsid="0012135a" officeooo:paragraph-rsid="0012135a"/>
    </style:style>
    <style:style style:name="P8" style:family="paragraph" style:parent-style-name="Standard" style:list-style-name="L1">
      <style:paragraph-properties fo:text-align="justify" style:justify-single-word="false"/>
      <style:text-properties officeooo:rsid="0012d386" officeooo:paragraph-rsid="0012d386"/>
    </style:style>
    <style:style style:name="P9" style:family="paragraph" style:parent-style-name="Standard" style:list-style-name="L1">
      <style:paragraph-properties fo:text-align="justify" style:justify-single-word="false"/>
      <style:text-properties officeooo:rsid="001719d6" officeooo:paragraph-rsid="001719d6"/>
    </style:style>
    <style:style style:name="P10" style:family="paragraph" style:parent-style-name="Standard" style:list-style-name="L2">
      <style:paragraph-properties fo:text-align="justify" style:justify-single-word="false"/>
      <style:text-properties officeooo:rsid="000f12fe" officeooo:paragraph-rsid="000f12fe"/>
    </style:style>
    <style:style style:name="P11" style:family="paragraph" style:parent-style-name="Standard" style:list-style-name="L2">
      <style:paragraph-properties fo:text-align="justify" style:justify-single-word="false"/>
      <style:text-properties officeooo:rsid="001424d3" officeooo:paragraph-rsid="001424d3"/>
    </style:style>
    <style:style style:name="P12" style:family="paragraph" style:parent-style-name="Standard" style:list-style-name="L2">
      <style:paragraph-properties fo:text-align="justify" style:justify-single-word="false"/>
      <style:text-properties officeooo:rsid="00151d80" officeooo:paragraph-rsid="00151d80"/>
    </style:style>
    <style:style style:name="P13" style:family="paragraph" style:parent-style-name="Standard" style:list-style-name="L2">
      <style:paragraph-properties fo:text-align="justify" style:justify-single-word="false"/>
      <style:text-properties officeooo:rsid="0017eca7" officeooo:paragraph-rsid="0017eca7"/>
    </style:style>
    <style:style style:name="P14" style:family="paragraph" style:parent-style-name="Standard" style:list-style-name="L2">
      <style:paragraph-properties fo:text-align="justify" style:justify-single-word="false"/>
      <style:text-properties officeooo:rsid="0019d164" officeooo:paragraph-rsid="0019d164"/>
    </style:style>
    <style:style style:name="P15" style:family="paragraph" style:parent-style-name="Standard" style:list-style-name="L2">
      <style:paragraph-properties fo:text-align="justify" style:justify-single-word="false"/>
      <style:text-properties officeooo:rsid="001b2a02" officeooo:paragraph-rsid="001b2a02"/>
    </style:style>
    <style:style style:name="P16" style:family="paragraph" style:parent-style-name="Standard" style:list-style-name="L2">
      <style:paragraph-properties fo:text-align="justify" style:justify-single-word="false"/>
      <style:text-properties officeooo:rsid="001b433d" officeooo:paragraph-rsid="001b433d"/>
    </style:style>
    <style:style style:name="P17" style:family="paragraph" style:parent-style-name="Standard" style:list-style-name="L2">
      <style:paragraph-properties fo:text-align="justify" style:justify-single-word="false"/>
      <style:text-properties officeooo:rsid="001c1da4" officeooo:paragraph-rsid="001c1da4"/>
    </style:style>
    <style:style style:name="P18" style:family="paragraph" style:parent-style-name="Standard" style:list-style-name="L2">
      <style:paragraph-properties fo:text-align="justify" style:justify-single-word="false"/>
      <style:text-properties officeooo:rsid="001ddcd1" officeooo:paragraph-rsid="001ddcd1"/>
    </style:style>
    <style:style style:name="P19" style:family="paragraph" style:parent-style-name="Standard" style:list-style-name="L2">
      <style:paragraph-properties fo:text-align="justify" style:justify-single-word="false"/>
      <style:text-properties officeooo:rsid="001f735b" officeooo:paragraph-rsid="001f735b"/>
    </style:style>
    <style:style style:name="T1" style:family="text">
      <style:text-properties fo:font-weight="bold" style:font-weight-asian="bold" style:font-weight-complex="bold"/>
    </style:style>
    <style:style style:name="T2" style:family="text">
      <style:text-properties officeooo:rsid="001c1da4"/>
    </style:style>
    <style:style style:name="T3" style:family="text">
      <style:text-properties officeooo:rsid="001fa673"/>
    </style:style>
    <style:style style:name="T4" style:family="text">
      <style:text-properties officeooo:rsid="0024593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unciones principales del sistema OAIS</text:h>
      <text:p text:style-name="P1">Es un sistema integrado que mantiene el control de:</text:p>
      <text:list text:style-name="L1">
        <text:list-item>
          <text:p text:style-name="P6">Inventarios (con costos)</text:p>
        </text:list-item>
        <text:list-item>
          <text:p text:style-name="P6">Facturación </text:p>
        </text:list-item>
        <text:list-item>
          <text:p text:style-name="P7">Factura electrónica</text:p>
        </text:list-item>
        <text:list-item>
          <text:p text:style-name="P6">Cuentas por pagar</text:p>
        </text:list-item>
        <text:list-item>
          <text:p text:style-name="P6">Cuentas por cobrar</text:p>
        </text:list-item>
        <text:list-item>
          <text:p text:style-name="P6">Cajas</text:p>
        </text:list-item>
        <text:list-item>
          <text:p text:style-name="P6">Contabilidad</text:p>
        </text:list-item>
        <text:list-item>
          <text:p text:style-name="P8">Seguridad</text:p>
        </text:list-item>
        <text:list-item>
          <text:p text:style-name="P9">Pre-venta o pedidos en tránsito</text:p>
        </text:list-item>
      </text:list>
      <text:p text:style-name="P1"/>
      <text:list text:style-name="L2">
        <text:list-item>
          <text:p text:style-name="P10"><text:span text:style-name="T1">Control de inventarios:</text:span> este módulo permite el registro de entradas y salidas de todo tipo como por ejemplo entradas de producción, entradas por compras, entradas por devolución, entradas por ajustes de inventario, etc.</text:p>
          <text:p text:style-name="P10">De igual forma se encarga de todo tipo de movimientos de salida.</text:p>
          <text:p text:style-name="P10">Todos los movimientos del sistema quedan con su respectivo usuario, fecha y hora del momento en que fue ejecutado.</text:p>
          <text:p text:style-name="P10">Cada movimiento que se registra lleva su correspondiente referencia al módulo que lo emitió. Así por ejemplo si se trata de un movimiento de salida por facturación, el movimiento incluye la referencia a la factura, de manera que se pueda tener un control cruzado.</text:p>
          <text:p text:style-name="P10">Cada movimiento de inventario que afecte algún costo hará los ajustes automáticamente (recálculo) , si la configuración lo dicta así. <text:s/>De igual forma el sistema recalculará los precios de los artículos de inventarios en forma automática, si la configuración lo establece de esa forma.</text:p>
          <text:p text:style-name="P10">De igual forma el sistema emite informes de inventarios (existencia y movimientos) utilizando costo promedio o costo estándar.</text:p>
        </text:list-item>
        <text:list-item>
          <text:p text:style-name="P11"><text:span text:style-name="T1">Facturación:</text:span> este módulo está totalmente integrado con los módulos de inventarios, cuentas por cobrar, cajas, factura electrónica y seguridad de tal manera que toda factura que se genere registra automáticamente los movimientos de salida en inventarios, genera una cuenta por cobrar (si es de crédito), afecta los movimientos de cajas, genera la factura electrónica, envía el correo al cliente y genera los asientos correspondientes.</text:p>
          <text:p text:style-name="P12">Ofrece opciones de registro y anulación de facturas, notas de crédito y notas de débito, además de múltiples informes para determinar las ventas diarias o mensuales ya sea por cliente o por artículo de inventario incluyendo los costos (brutos) de la mercadería vendida.</text:p>
        </text:list-item>
        <text:list-item>
          <text:p text:style-name="P13"><text:span text:style-name="T1">Factura electrónica:</text:span> este módulo es de cumplimiento normativo y se encarga de transmitir (a través de un hosting) todos los documentos electrónicos al Ministerio de Hacienda. <text:s/>A su vez, también trae información de vuelta de tal manera que el usuario sepa en todo momento cuáles documentos fueron aceptados y cuáles no.</text:p>
        </text:list-item>
        <text:list-item>
          <text:p text:style-name="P14"><text:span text:style-name="T1">Cuentas por pagar:</text:span> este módulo permite el registro y control de todas las compras realizadas por la organización, realizando al mismo tiempo la afectación de costos a los inventarios y generando un registro en las cuentas por pagar (si es de crédito).</text:p>
          <text:p text:style-name="P15">Este módulo permite la organización de los pagos de tal manera que la empresa no quede en mora con ninguno de sus proveedores. <text:s/>Para esto tiene múltiples informes que permitirán establecer un flujo de caja eficiente.</text:p>
          <text:p text:style-name="P17">Dentro de sus múltiples informes ofrece también la D-151 de compras.</text:p>
        </text:list-item>
        <text:list-item>
          <text:p text:style-name="P16"><text:soft-page-break/><text:span text:style-name="T1">Cuentas por cobrar:</text:span> este módulo permite registrar todas las facturas de crédito y mantener un control adecuado de los pagos de cada cliente, poniendo en evidencia los registros morosos y la antigüedad de saldos. <text:s/><text:span text:style-name="T2">Dentro de sus múltiples informes ofrece también la D-151 de ventas.</text:span></text:p>
        </text:list-item>
        <text:list-item>
          <text:p text:style-name="P18"><text:span text:style-name="T1">Cajas:</text:span> este módulo permite el control de múltiples cajas recibiendo dinero de facturas y pagando todo tipo de documento. <text:s/>Permite el arqueo diario <text:span text:style-name="T4">antes de </text:span>realiza<text:span text:style-name="T4">r</text:span> el cierre de caja todos los días. </text:p>
          <text:p text:style-name="P19"><text:span text:style-name="T4">Se relaciona directamente con</text:span> varios módulos como las cuentas por cobrar, cuentas por pagar y contabilidad.</text:p>
        </text:list-item>
      </text:list>
      <text:p text:style-name="P2"/>
      <text:p text:style-name="P2">Todos los módulos están protegidos por un sistema de seguridad flexible pero robusto al mismo tiempo. <text:s/>El sistema cuenta, <text:span text:style-name="T3">además del tradicional ingreso y clave, </text:span>con usuarios, roles y tareas específicas. <text:s/><text:span text:style-name="T3">E</text:span>stablece cinco niveles de precios configurables por usuario. <text:s/>De igual forma establece los niveles de descuento que cada usuario está autorizado a otorgar.</text:p>
      <text:p text:style-name="P2"/>
      <text:p text:style-name="P3">Ofrece un mantenimiento total para la creación, autorización y desactivación de usuarios. <text:s/>Igualmente tiene un nivel de clave totalmente configurable en cuanto longitud, composición y tiempo de vigencia de manera que la seguridad no se vea comprometida.</text:p>
      <text:p text:style-name="P3"/>
      <text:p text:style-name="P4">En el manejo de inventarios, el sistema cuenta con el uso de múltiples bodegas permitiendo de esta forma la revisión periódica de flotillas de camiones estableciendo, para cada camión (<text:span text:style-name="T4">se trata como una </text:span>bodega) las diferencias de inventario en el periodo de tiempo que desee (diario, semanal, mensual, etc.)</text:p>
      <text:p text:style-name="P4"/>
      <text:p text:style-name="P5">En el control de las cuentas por cobrar también ofrece el cobro de intereses moratorios, en caso de querer activar est<text:span text:style-name="T4">a</text:span> práctic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C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osco Garita Azofeifa</meta:initial-creator>
    <meta:creation-date>2023-08-01T14:08:12.755000000</meta:creation-date>
    <dc:date>2024-02-05T20:03:30.259000000</dc:date>
    <meta:editing-duration>PT1H11M27S</meta:editing-duration>
    <meta:editing-cycles>20</meta:editing-cycles>
    <meta:generator>LibreOffice/7.6.4.1$Windows_X86_64 LibreOffice_project/e19e193f88cd6c0525a17fb7a176ed8e6a3e2aa1</meta:generator>
    <meta:document-statistic meta:table-count="0" meta:image-count="0" meta:object-count="0" meta:page-count="2" meta:paragraph-count="30" meta:word-count="722" meta:character-count="4518" meta:non-whitespace-character-count="3830"/>
  </office:meta>
</office:document-meta>
</file>